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8048" officeooo:paragraph-rsid="00088048"/>
    </style:style>
    <style:style style:name="P2" style:family="paragraph" style:parent-style-name="Standard">
      <style:text-properties officeooo:rsid="000a8c4d" officeooo:paragraph-rsid="000a6180"/>
    </style:style>
    <style:style style:name="P3" style:family="paragraph" style:parent-style-name="Standard">
      <style:text-properties officeooo:rsid="000a8c4d" officeooo:paragraph-rsid="000a8c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cesso doacao</text:p>
      <text:p text:style-name="P1"><text:tab/>aprovacao</text:p>
      <text:p text:style-name="P1"><text:tab/>obito</text:p>
      <text:p text:style-name="P1">entrevista familiar</text:p>
      <text:p text:style-name="P1">situacao clinica</text:p>
      <text:p text:style-name="P1">sorologia</text:p>
      <text:p text:style-name="P1">aprovacao</text:p>
      <text:p text:style-name="P1">hla</text:p>
      <text:p text:style-name="P1">órgão</text:p>
      <text:p text:style-name="P1">dva</text:p>
      <text:p text:style-name="P1">comunicacao proc…</text:p>
      <text:p text:style-name="P1">teste clinico</text:p>
      <text:p text:style-name="P1">exame complementar</text:p>
      <text:p text:style-name="P1">doenca atual</text:p>
      <text:p text:style-name="P1">exame doacao</text:p>
      <text:p text:style-name="P1">doenca previa</text:p>
      <text:p text:style-name="P1">substancia extra</text:p>
      <text:p text:style-name="P1">informacao cirurgia</text:p>
      <text:p text:style-name="P1">dva</text:p>
      <text:p text:style-name="P1">cirurgia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20:47:11.996939376</meta:creation-date>
    <dc:date>2017-09-09T20:32:03.149867854</dc:date>
    <meta:editing-duration>PT2H5M57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31" meta:character-count="226" meta:non-whitespace-character-count="213"/>
  </office:meta>
</office:document-meta>
</file>